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23.91mm"/>
    </style:style>
    <style:style style:name="co21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1">
      <style:text-properties fo:font-weight="normal" style:font-weight-asian="normal" style:font-weight-complex="normal"/>
    </style:style>
    <style:style style:name="ce7" style:family="table-cell" style:parent-style-name="Default" style:data-style-name="N111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1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1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1">
      <style:table-cell-properties fo:background-color="#e6e6ff"/>
      <style:text-properties fo:font-weight="normal" style:font-weight-asian="normal" style:font-weight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trol electric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WHR/NWNG zoo car (not yet drawn)</text:p>
          </table:table-cell>
          <table:table-cell table:style-name="ce11" office:value-type="string" calcext:value-type="string">
            <text:p>Narrow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C10]" office:value-type="float" office:value="23" calcext:value-type="float">
            <text:p>23</text:p>
          </table:table-cell>
          <table:table-cell table:style-name="ce11" table:number-columns-repeated="1019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6" calcext:value-type="float">
            <text:p>36</text:p>
          </table:table-cell>
          <table:table-cell/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T-type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42" calcext:value-type="float">
            <text:p>42</text:p>
          </table:table-cell>
          <table:table-cell office:value-type="string" calcext:value-type="string">
            <text:p>Open topped, har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28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57" calcext:value-type="float">
            <text:p>57</text:p>
          </table:table-cell>
          <table:table-cell table:style-name="ce12"/>
          <table:table-cell table:style-name="ce12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41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46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53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166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171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177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13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19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75" calcext:value-type="float">
            <text:p>75</text:p>
          </table:table-cell>
          <table:table-cell office:value-type="string" calcext:value-type="string">
            <text:p>Comfort for inside passengers onl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7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240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84" calcext:value-type="float">
            <text:p>84</text:p>
          </table:table-cell>
          <table:table-cell/>
          <table:table-cell table:style-name="ce12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50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256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262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13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267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270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271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272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277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278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280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281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284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285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286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287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288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290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291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292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293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294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296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297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298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299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301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302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303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304]+20" office:value-type="float" office:value="138" calcext:value-type="float">
            <text:p>138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305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306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307]+20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308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309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310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312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14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15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16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17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318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1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2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321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clerestory carriages (old from Standard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322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23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24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325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326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327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32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329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30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31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32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3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3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3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36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37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338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39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40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41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42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43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344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45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46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47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48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49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50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51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352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353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354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55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56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357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358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359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360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361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362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63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64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65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366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367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368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369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370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371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372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373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374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375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376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377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378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379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380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381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382]+25" office:value-type="float" office:value="250" calcext:value-type="float">
            <text:p>250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382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7">00/00/0000</text:date>, <text:time style:data-style-name="N2" text:time-value="22:54:31.69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6-02-07T23:56:19.601000000</dc:date>
    <meta:editing-duration>P18DT4H38M4S</meta:editing-duration>
    <meta:editing-cycles>675</meta:editing-cycles>
    <meta:generator>LibreOffice/4.4.7.2$Windows_x86 LibreOffice_project/f3153a8b245191196a4b6b9abd1d0da16eead600</meta:generator>
    <meta:document-statistic meta:table-count="3" meta:cell-count="2459" meta:object-count="0"/>
  </office:meta>
</office:document-meta>
</file>